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1.8866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16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A116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F74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I74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19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UDDY_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)" office:value-type="string" office:string-value="7,8,9" calcext:value-type="string">
            <text:p>7,8,9</text:p>
          </table:table-cell>
          <table:table-cell table:style-name="ce4" office:value-type="string" calcext:value-type="string">
            <text:p>2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;[.$A$14])" office:value-type="string" office:string-value="7,8,9,10" calcext:value-type="string">
            <text:p>7,8,9,10</text:p>
          </table:table-cell>
          <table:table-cell table:style-name="ce4" office:value-type="string" calcext:value-type="string">
            <text:p>2,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6])" office:value-type="string" office:string-value="8,9,10,11,12" calcext:value-type="string">
            <text:p>8,9,10,11,12</text:p>
          </table:table-cell>
          <table:table-cell table:style-name="ce4" office:value-type="string" calcext:value-type="string">
            <text:p>4,4,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7])" office:value-type="string" office:string-value="8,9,10,11,12,13" calcext:value-type="string">
            <text:p>8,9,10,11,12,13</text:p>
          </table:table-cell>
          <table:table-cell table:style-name="ce4" office:value-type="string" calcext:value-type="string">
            <text:p>4,4,4,4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8])" office:value-type="string" office:string-value="8,9,10,11,12,13,14" calcext:value-type="string">
            <text:p>8,9,10,11,12,13,14</text:p>
          </table:table-cell>
          <table:table-cell table:style-name="ce4" office:value-type="string" calcext:value-type="string">
            <text:p>4,4,4,4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])" office:value-type="string" office:string-value="8,9,10,11,18" calcext:value-type="string">
            <text:p>8,9,10,11,18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3])" office:value-type="string" office:string-value="8,9,10,11,18,19" calcext:value-type="string">
            <text:p>8,9,10,11,18,19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4])" office:value-type="string" office:string-value="8,9,10,11,18,19,20" calcext:value-type="string">
            <text:p>8,9,10,11,18,19,20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5])" office:value-type="string" office:string-value="8,9,10,11,18,19,20,21" calcext:value-type="string">
            <text:p>8,9,10,11,18,19,20,21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])" office:value-type="string" office:string-value="8,9,10,11,24" calcext:value-type="string">
            <text:p>8,9,10,11,24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29])" office:value-type="string" office:string-value="8,9,10,11,24,25" calcext:value-type="string">
            <text:p>8,9,10,11,24,25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0])" office:value-type="string" office:string-value="8,9,10,11,24,25,26" calcext:value-type="string">
            <text:p>8,9,10,11,24,25,26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1])" office:value-type="string" office:string-value="8,9,10,11,24,25,26,27" calcext:value-type="string">
            <text:p>8,9,10,11,24,25,26,27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6:.$A$9])" office:value-type="string" office:string-value="2,3,4,5" calcext:value-type="string">
            <text:p>2,3,4,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])" office:value-type="string" office:string-value="1,37" calcext:value-type="string">
            <text:p>1,37</text:p>
          </table:table-cell>
          <table:table-cell table:style-name="ce4" office:value-type="string" calcext:value-type="string">
            <text:p>24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2])" office:value-type="string" office:string-value="1,37,38" calcext:value-type="string">
            <text:p>1,37,38</text:p>
          </table:table-cell>
          <table:table-cell table:style-name="ce4" office:value-type="string" calcext:value-type="string">
            <text:p>24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3])" office:value-type="string" office:string-value="1,37,38,39" calcext:value-type="string">
            <text:p>1,37,38,39</text:p>
          </table:table-cell>
          <table:table-cell table:style-name="ce4" office:value-type="string" calcext:value-type="string">
            <text:p>2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42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office:value-type="string" calcext:value-type="string">
            <text:p>AF</text:p>
          </table:table-cell>
          <table:table-cell table:style-name="ce16" office:value-type="string" calcext:value-type="string">
            <text:p>DLC_SAVANNA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9" table:formula="of:=COM.MICROSOFT.TEXTJOIN(&quot;,&quot;;1;[.$A$5];[.$A$20];[.$A$21];[.$A$45])" office:value-type="string" office:string-value="1,16,17,41" calcext:value-type="string">
            <text:p>1,16,17,41</text:p>
          </table:table-cell>
          <table:table-cell table:style-name="ce15" office:value-type="string" calcext:value-type="string">
            <text:p>26,4,4,10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43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office:value-type="string" calcext:value-type="string">
            <text:p>AF</text:p>
          </table:table-cell>
          <table:table-cell table:style-name="ce16" office:value-type="string" calcext:value-type="string">
            <text:p>DLC_SAVANNAH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9"/>
          <table:table-cell table:style-name="ce15"/>
          <table:table-cell table:style-name="ce1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7" office:value-type="string" calcext:value-type="string">
            <text:p>44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6" office:value-type="string" calcext:value-type="string">
            <text:p>DLC_SAVANNA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9" table:formula="of:=COM.MICROSOFT.TEXTJOIN(&quot;,&quot;;1;[.$A$5];[.$A$20];[.$A$21];[.$A$45];[.$A$47])" office:value-type="string" office:string-value="1,16,17,41,43" calcext:value-type="string">
            <text:p>1,16,17,41,43</text:p>
          </table:table-cell>
          <table:table-cell table:style-name="ce15" office:value-type="string" calcext:value-type="string">
            <text:p>26,4,4,10,5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UDDY_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GREEN_WATER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37])" office:value-type="string" office:string-value="33" calcext:value-type="string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5" office:value-type="string" calcext:value-type="string">
            <text:p>DLC_AFRICAN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SAVANNAH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DLC_BOULDER_A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SAVANNAH</text:p>
          </table:table-cell>
          <table:table-cell table:style-name="ce16" table:number-columns-repeated="2"/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15" office:value-type="string" calcext:value-type="string">
            <text:p>DLC_BOULDER_B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SAVANNAH</text:p>
          </table:table-cell>
          <table:table-cell table:style-name="ce16" table:number-columns-repeated="2"/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5"/>
          <table:table-cell table:style-name="ce4"/>
          <table:table-cell table:style-name="ce19" table:formula="of:=COM.MICROSOFT.TEXTJOIN(&quot;,&quot;;1;[.$A$5];[.$A$52])" office:value-type="string" office:string-value="1,48" calcext:value-type="string">
            <text:p>1,48</text:p>
          </table:table-cell>
          <table:table-cell table:style-name="ce4" office:value-type="string" calcext:value-type="string">
            <text:p>26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SAVANNAH</text:p>
          </table:table-cell>
          <table:table-cell table:style-name="ce16" table:number-columns-repeated="2"/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5"/>
          <table:table-cell table:style-name="ce4"/>
          <table:table-cell table:style-name="ce19" table:formula="of:=COM.MICROSOFT.TEXTJOIN(&quot;,&quot;;1;[.$A$5];[.$A$52:.$A$53])" office:value-type="string" office:string-value="1,48,49" calcext:value-type="string">
            <text:p>1,48,49</text:p>
          </table:table-cell>
          <table:table-cell table:style-name="ce4" office:value-type="string" calcext:value-type="string">
            <text:p>26,1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5" office:value-type="string" calcext:value-type="string">
            <text:p>DLC_SAVANNAH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56])" office:value-type="string" office:string-value="52" calcext:value-type="string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8])" office:value-type="string" office:string-value="54" calcext:value-type="string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8:.$A$59])" office:value-type="string" office:string-value="54,55" calcext:value-type="string">
            <text:p>54,5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8:.$A$60])" office:value-type="string" office:string-value="54,55,56" calcext:value-type="string">
            <text:p>54,55,5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8:.$A$61])" office:value-type="string" office:string-value="54,55,56,57" calcext:value-type="string">
            <text:p>54,55,56,5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8:.$A$62])" office:value-type="string" office:string-value="54,55,56,57,58" calcext:value-type="string">
            <text:p>54,55,56,57,58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64])" office:value-type="string" office:string-value="60" calcext:value-type="string">
            <text:p>60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SAVANNA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SAVANNA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DLC_SAVANNAHPATC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SAVANNAH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UDDY_SHALLOW</text:p>
          </table:table-cell>
          <table:table-cell table:style-name="ce16" table:number-columns-repeated="2"/>
          <table:table-cell table:style-name="ce4"/>
          <table:table-cell table:style-name="Default" table:number-columns-repeated="5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16" office:value-type="string" calcext:value-type="string">
            <text:p>DLC_AFRICANBUS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16" office:value-type="string" calcext:value-type="string">
            <text:p>DLC_ELEPHAN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16" office:value-type="string" calcext:value-type="string">
            <text:p>DLC_ZEBR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;[.$A$71])" office:value-type="string" office:string-value="1,67" calcext:value-type="string">
            <text:p>1,67</text:p>
          </table:table-cell>
          <table:table-cell table:style-name="ce4" office:value-type="string" calcext:value-type="string">
            <text:p>3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16" office:value-type="string" calcext:value-type="string">
            <text:p>DLC_LI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0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1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4])" office:value-type="string" office:string-value="1,70" calcext:value-type="string">
            <text:p>1,70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2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4];[.$A$75])" office:value-type="string" office:string-value="1,70,71" calcext:value-type="string">
            <text:p>1,70,71</text:p>
          </table:table-cell>
          <table:table-cell table:style-name="ce4" office:value-type="string" calcext:value-type="string">
            <text:p>8,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3</text:p>
          </table:table-cell>
          <table:table-cell table:style-name="ce15" office:value-type="string" calcext:value-type="string">
            <text:p>DLC_GOA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4];[.$A$75])" office:value-type="string" office:string-value="1,70,71" calcext:value-type="string">
            <text:p>1,70,71</text:p>
          </table:table-cell>
          <table:table-cell table:style-name="ce4" office:value-type="string" calcext:value-type="string">
            <text:p>6,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4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 table:number-columns-repeated="5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SAVANNAH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5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6];[.$A$78])" office:value-type="string" office:string-value="1,72,74" calcext:value-type="string">
            <text:p>1,72,74</text:p>
          </table:table-cell>
          <table:table-cell table:style-name="ce4" office:value-type="string" calcext:value-type="string">
            <text:p>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6</text:p>
          </table:table-cell>
          <table:table-cell table:style-name="ce16" office:value-type="string" calcext:value-type="string">
            <text:p>DLC_OSTRI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SAVANNA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78];[.$A$79])" office:value-type="string" office:string-value="1,74,75" calcext:value-type="string">
            <text:p>1,74,75</text:p>
          </table:table-cell>
          <table:table-cell table:style-name="ce4" office:value-type="string" calcext:value-type="string">
            <text:p>14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7</text:p>
          </table:table-cell>
          <table:table-cell office:value-type="string" calcext:value-type="string">
            <text:p>DLC_GOAT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78];[.$A$79:.$A$80])" office:value-type="string" office:string-value="1,74,75,76" calcext:value-type="string">
            <text:p>1,74,75,76</text:p>
          </table:table-cell>
          <table:table-cell table:style-name="ce4" office:value-type="string" calcext:value-type="string">
            <text:p>1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23:11:03.1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1T23:49:35.560000000</dc:date>
    <meta:editing-duration>P21DT6H52M10S</meta:editing-duration>
    <meta:editing-cycles>646</meta:editing-cycles>
    <meta:generator>LibreOffice/7.1.3.2$Windows_X86_64 LibreOffice_project/47f78053abe362b9384784d31a6e56f8511eb1c1</meta:generator>
    <meta:document-statistic meta:table-count="1" meta:cell-count="1113" meta:object-count="0"/>
  </office:meta>
</office:document-meta>
</file>